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c33" officeooo:paragraph-rsid="001c3c33"/>
    </style:style>
    <style:style style:name="P2" style:family="paragraph" style:parent-style-name="Standard">
      <style:text-properties officeooo:rsid="001d20aa" officeooo:paragraph-rsid="001d20aa"/>
    </style:style>
    <style:style style:name="T1" style:family="text">
      <style:text-properties officeooo:rsid="001cff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eme <text:span text:style-name="T1">bugun </text:span></text:p>
      <text:p text:style-name="P1"/>
      <text:p text:style-name="P2">git github umit branch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2T19:55:05.740000000</dc:date>
    <meta:editing-duration>PT30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" meta:word-count="6" meta:character-count="36" meta:non-whitespace-character-count="31"/>
  </office:meta>
</office:document-meta>
</file>